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justify" style:justify-single-word="false"/>
    </style:style>
    <style:style style:name="P2" style:family="paragraph" style:parent-style-name="Standard">
      <style:paragraph-properties fo:margin-top="0cm" fo:margin-bottom="0cm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margin-top="0cm" fo:margin-bottom="0cm" fo:text-align="justify" style:justify-single-word="false" style:page-number="auto"/>
      <style:text-properties fo:color="#800000"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800000"/>
    </style:style>
    <style:style style:name="T4" style:family="text">
      <style:text-properties fo:color="#800000" style:font-name="Times New Roman" fo:font-size="14pt" style:font-size-asian="14pt" style:font-name-complex="Times New Roman1" style:font-size-complex="14pt"/>
    </style:style>
    <style:style style:name="T5" style:family="text">
      <style:text-properties fo:color="#800000"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1. В присланном Вами файле «Общие данные по жилому дому»: «Жилые помещения по типу найма». Информация в этот раздел заносится вручную или вычисляется автоматически исходя из уже занесенных в реестр помещений?</text:span> Автоматически</text:p>
      <text:p text:style-name="P2">2. В новом файле, в карточке учета жилого помещения отсутствует информация об этаже, на котором находится помещение. В старом файле такая информация присутствовала, а также в отчете по жилому помещению она требуется. Необходима ли она? <text:span text:style-name="T3">Доп инфа, вести.</text:span></text:p>
      <text:p text:style-name="P2"><text:span text:style-name="T8">3. В отчетах «Жилые помещения для детей сирот», «Жилые помещения по мене», «Жилые помещения по дарению» присутствует столбец «Основание», но по карточке пометка того, что помещение передано по дарению, мене или детям-сиротам указывается галочкой, без указания даты и номера основания. Необходима ли возможность ввода номера и даты оснований на мену, дарение и передачу жилья детям-сиротам?</text:span><text:span text:style-name="T3"> Это реквизиты основания возникновения права муниципальной собственности.</text:span></text:p>
      <text:p text:style-name="P2">4. В отчете «Жилые помещения по мене» присутствует столбец «ФИО гражданина». Это ФИО нанимателя? <text:span text:style-name="T5">Собственник по мене (ФИО) в карточке учета жилого помещения</text:span></text:p>
      <text:p text:style-name="P2">5. В отчете «Жилые помещения для детей сирот, приобретенные за счет областных средств» есть столбец «Дата поступления заявления о предоставлении жилого помещения», но в карточке нанимателя я такого поля не нашел. Где хранится эта информация? Тот же вопрос по контактному телефону гражданина, договору на передачу в собственность <text:s/>(дата и номер) и примечанию. <text:span text:style-name="T3">Ведется в программе мена</text:span></text:p>
      <text:p text:style-name="P1"><text:span text:style-name="T2">6</text:span><text:span text:style-name="T1">. По отчету о ходе переселения граждан из аварийного жилищного фонда на территории муниципального образования города Братска. В принципе, те же вопросы, что и по предыдущему отчету. Где хранится/вводится информация о том, кем подписан договор мены, информация по оценке, дата передачи на оценку, примечание, предыдущему адресу нанимателя и характеристикам предыдущего жилья. В карточке нанимателя подобной информации нет как и в информации о жилье. </text:span><text:span text:style-name="T4">Есть в программе мен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натов Василий Васильевич</meta:initial-creator>
    <meta:editing-cycles>7</meta:editing-cycles>
    <meta:creation-date>2014-05-06T01:28:00</meta:creation-date>
    <dc:date>2014-05-12T11:43:40.08</dc:date>
    <meta:editing-duration>PT11M35S</meta:editing-duration>
    <meta:generator>OpenOffice.org/3.4.1$Win32 OpenOffice.org_project/341m1$Build-9593</meta:generator>
    <meta:document-statistic meta:table-count="0" meta:image-count="0" meta:object-count="0" meta:page-count="1" meta:paragraph-count="6" meta:word-count="278" meta:character-count="19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